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граммная библиотека libSBT, версия от 14 марта 2012 года</text:p>
      <text:p text:style-name="Standard"/>
      <text:p text:style-name="Standard">Код библиотеки состоит из файлов:</text:p>
      <text:list xml:id="list1292878621" text:style-name="L1">
        <text:list-item>
          <text:p text:style-name="P1">sbt.c — основные функции работы с size-balanced trees,</text:p>
        </text:list-item>
        <text:list-item>
          <text:p text:style-name="P1">sbt.h — заголовочный файл для интерфейса с другими программами,</text:p>
        </text:list-item>
        <text:list-item>
          <text:p text:style-name="P1">Makefile — скрипт для сборки под Linux (проверено на Debian, Ubuntu).</text:p>
        </text:list-item>
      </text:list>
      <text:p text:style-name="Standard"/>
      <text:p text:style-name="Standard">Основные функции библиотеки:</text:p>
      <text:list xml:id="list1363751721" text:style-name="L2">
        <text:list-item>
          <text:p text:style-name="P2">AddNode(value) — unsafe-функция,</text:p>
        </text:list-item>
        <text:list-item>
          <text:p text:style-name="P2">AddNodeUniq(value) - safe-функция добавления элемента в дерево,</text:p>
        </text:list-item>
        <text:list-item>
          <text:p text:style-name="P2">DeleteNode(value) - удаление элемента по значению (для safe-варианта).</text:p>
        </text:list-item>
      </text:list>
      <text:p text:style-name="Standard">Внутренние функции библиотеки:</text:p>
      <text:list xml:id="list82458507" text:style-name="L3">
        <text:list-item>
          <text:p text:style-name="P3">AllocateNode — выделение памяти под ячейку (ранее использовавшуюся, либо «чистую»),</text:p>
        </text:list-item>
        <text:list-item>
          <text:p text:style-name="P3">FreeNode — освобождение ячейки памяти и перемещение в список unused.</text:p>
        </text:list-item>
      </text:list>
      <text:p text:style-name="Standard"/>
      <text:p text:style-name="Standard">Структура элемента определена типом struct TNod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ify </meta:initial-creator>
    <meta:creation-date>2012-03-14T15:11:49</meta:creation-date>
    <dc:date>2012-03-14T18:39:02</dc:date>
    <dc:creator>pacify </dc:creator>
    <meta:editing-duration>PT3H27M14S</meta:editing-duration>
    <meta:editing-cycles>6</meta:editing-cycles>
    <meta:generator>LibreOffice/3.4$Unix LibreOffice_project/340m1$Build-402</meta:generator>
    <meta:document-statistic meta:table-count="0" meta:image-count="0" meta:object-count="0" meta:page-count="1" meta:paragraph-count="13" meta:word-count="100" meta:character-count="709" meta:non-whitespace-character-count="630"/>
  </office:meta>
</office:document-meta>
</file>